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ass ProfileUpdateForm(forms.ModelForm):</text:p>
      <text:p text:style-name="Standard"><text:s text:c="4"/>first_name = forms.CharField(max_length=32)</text:p>
      <text:p text:style-name="Standard"><text:s text:c="4"/>last_name = forms.CharField(max_length=32)</text:p>
      <text:p text:style-name="Standard"><text:s text:c="4"/>class Meta:</text:p>
      <text:p text:style-name="Standard"><text:s text:c="8"/>model = UserProfile</text:p>
      <text:p text:style-name="Standard"><text:s text:c="8"/>fields = ['picture']</text:p>
      <text:p text:style-name="Standard"/>
      <text:p text:style-name="Standard">class UserSettings(UpdateView):</text:p>
      <text:p text:style-name="Standard"><text:s text:c="4"/>template_name = 'users/settings.html'</text:p>
      <text:p text:style-name="Standard"><text:s text:c="4"/>context_object_name = 'user'</text:p>
      <text:p text:style-name="Standard"><text:s text:c="4"/>queryset = UserProfile.objects.all()</text:p>
      <text:p text:style-name="Standard"><text:s text:c="4"/>form_class = ProfileUpdateForm</text:p>
      <text:p text:style-name="Standard"/>
      <text:p text:style-name="Standard"><text:s text:c="4"/>def get_success_url(self):</text:p>
      <text:p text:style-name="Standard"><text:s text:c="8"/>return reverse('users:user-settings', kwargs={'pk': self.get_object().id})</text:p>
      <text:p text:style-name="Standard"/>
      <text:p text:style-name="Standard"><text:s text:c="4"/>def get_context_data(self, **kwargs):</text:p>
      <text:p text:style-name="Standard"><text:s text:c="8"/>context = super(UserSettings, self).get_context_data(**kwargs)</text:p>
      <text:p text:style-name="Standard"><text:s text:c="8"/>user = self.request.user</text:p>
      <text:p text:style-name="Standard"><text:s text:c="8"/>context['profile_form'] = ProfileUpdateForm(</text:p>
      <text:p text:style-name="Standard"><text:s text:c="12"/>instance=self.request.user.userprofile,</text:p>
      <text:p text:style-name="Standard"><text:s text:c="12"/>initial={'first_name': user.first_name, 'last_name': user.last_name}</text:p>
      <text:p text:style-name="Standard"><text:s text:c="8"/>)</text:p>
      <text:p text:style-name="Standard"><text:s text:c="8"/>return context</text:p>
      <text:p text:style-name="Standard"/>
      <text:p text:style-name="Standard"><text:s text:c="4"/>def form_valid(self, form):</text:p>
      <text:p text:style-name="Standard"><text:s text:c="8"/>profile = form.save()</text:p>
      <text:p text:style-name="Standard"><text:s text:c="8"/>user = profile.user</text:p>
      <text:p text:style-name="Standard"><text:s text:c="8"/>user.last_name = form.cleaned_data['last_name']</text:p>
      <text:p text:style-name="Standard"><text:s text:c="8"/>user.first_name = form.cleaned_data['first_name']</text:p>
      <text:p text:style-name="Standard"><text:s text:c="8"/>user.save(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9T20:18:11.484000000</meta:creation-date>
    <dc:date>2024-08-12T19:36:50.008000000</dc:date>
    <meta:editing-duration>P13DT23H18M39S</meta:editing-duration>
    <meta:editing-cycles>1</meta:editing-cycles>
    <meta:document-statistic meta:table-count="0" meta:image-count="0" meta:object-count="0" meta:page-count="1" meta:paragraph-count="27" meta:word-count="73" meta:character-count="1069" meta:non-whitespace-character-count="855"/>
    <meta:generator>LibreOffice/7.4.3.2$Windows_X86_64 LibreOffice_project/1048a8393ae2eeec98dff31b5c133c5f1d08b890</meta:generator>
  </office:meta>
</office:document-meta>
</file>